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master-page-name="Standard">
      <style:paragraph-properties fo:margin-top="0.423cm" fo:margin-bottom="0.423cm" fo:text-align="center" style:justify-single-word="false" style:page-number="auto"/>
    </style:style>
    <style:style style:name="P3" style:family="paragraph" style:parent-style-name="Standard">
      <style:paragraph-properties fo:text-align="justify" style:justify-single-word="false"/>
    </style:style>
    <style:style style:name="T1" style:family="text">
      <style:text-properties fo:language="ru" fo:country="RU"/>
    </style:style>
    <style:style style:name="T2"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Обратная связь специалисту по <text:span text:style-name="T1">качеству ПО</text:span> <text:span text:style-name="T1">Бутакова Татьяна</text:span>.</text:p>
      <text:p text:style-name="P1">Татьяна — специалист по качеству ПО универсального профиля. Помимо ТСС, она проводит тестирование на множестве других проектов, разрабатываемых в компании ИСС Арт. Качество тестирования на всех проектах где работает Таня, можно оценить только на отлично. <text:s/>Такая оценка дана не только мной и менеджерами проектов, где работает Татьяна, но и самими заказчиками. Анализируя дефекты, открываемые Таней, можно сделать вывод о кропотливой работе, которую проводит этот специалист тестируя задачи, проводя регрессионное или исследовательское тестирование, находя дефекты различной сложности, от простых до сложных конфигурационных дефектов. Так как работа тестировщика является труднонормируемой, тем не менее Таня всегда укладывается в оценку задач, обеспечивая при этом высокое качество работы. Таня выполняет одинаково с высоким качеством не только работы по тестированию <text:span text:style-name="T2">web- </text:span><text:span text:style-name="T1">и </text:span><text:span text:style-name="T2">desktop- </text:span><text:span text:style-name="T1">приложений, но и задачи по тест-дизайну. Тестовая документация, которую составляет Татьяна выполнена на высоком уровне, при этом обеспечивается высокое тестовое покрытие и грамотный английский. Есть у Тани опыт написания тестовых скриптов для </text:span><text:span text:style-name="T2">Apache J-meter – </text:span><text:span text:style-name="T1">среды для выполнения нагрузочного тестирования. Это еще раз подчеркивает высокую квалификацию Татьяны. Необходимо также отметить очень важную работу, которую проводит Таня по тестированию локализации на проекте ТСС. Данная работа заключается не только в тестировании локализации как таковой, но и в управлении работой команды переводчиков. С данной работой Таня успешно справляется. В заключении стоит отметить то, что в коллективе Таня пользуется заслуженным уважением, всегда готова прийти на помощь коллегам.</text:span></text:p>
      <text:p text:style-name="P1"><text:span text:style-name="T1">Рекомендации. Больше выполнять задач по оценке.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9T23:02:02.73</meta:creation-date>
    <dc:date>2013-06-30T14:48:12.43</dc:date>
    <meta:editing-duration>PT42M29S</meta:editing-duration>
    <meta:editing-cycles>2</meta:editing-cycles>
    <meta:generator>OpenOffice.org/3.4$Win32 OpenOffice.org_project/340m1$Build-9590</meta:generator>
    <meta:document-statistic meta:table-count="0" meta:image-count="0" meta:object-count="0" meta:page-count="1" meta:paragraph-count="3" meta:word-count="234" meta:character-count="1762"/>
  </office:meta>
</office:document-meta>
</file>